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Support Vector Regression (SVR)</text:p>
      <text:p text:style-name="Standard"># Importing the libraries</text:p>
      <text:p text:style-name="Standard">import numpy as np</text:p>
      <text:p text:style-name="Standard">import matplotlib.pyplot as plt</text:p>
      <text:p text:style-name="Standard">import pandas as pd</text:p>
      <text:p text:style-name="Standard"># Importing the dataset</text:p>
      <text:p text:style-name="Standard">dataset = pd.read_csv('/home/student/Downloads/Position_Salaries.csv')</text:p>
      <text:p text:style-name="Standard">X = dataset.iloc[:, 1:-1].values</text:p>
      <text:p text:style-name="Standard">y = dataset.iloc[:, -1].values</text:p>
      <text:p text:style-name="Standard"/>
      <text:p text:style-name="Standard">print(X)</text:p>
      <text:p text:style-name="Standard">print(y)</text:p>
      <text:p text:style-name="Standard">print("\n \n")</text:p>
      <text:p text:style-name="Standard">y = y.reshape(len(y),1)</text:p>
      <text:p text:style-name="Standard">print(y)</text:p>
      <text:p text:style-name="Standard"># Feature Scaling</text:p>
      <text:p text:style-name="Standard">from sklearn.preprocessing import StandardScaler</text:p>
      <text:p text:style-name="Standard">sc_X = StandardScaler()</text:p>
      <text:p text:style-name="Standard">sc_y = StandardScaler()</text:p>
      <text:p text:style-name="Standard">X = sc_X.fit_transform(X)</text:p>
      <text:p text:style-name="Standard"/>
      <text:p text:style-name="Standard">y = sc_y.fit_transform(y)</text:p>
      <text:p text:style-name="Standard">print(X)</text:p>
      <text:p text:style-name="Standard">print(y)</text:p>
      <text:p text:style-name="Standard"># Training the SVR model on the whole dataset</text:p>
      <text:p text:style-name="Standard">from sklearn.svm import SVR</text:p>
      <text:p text:style-name="Standard">regressor = SVR(kernel = 'rbf')</text:p>
      <text:p text:style-name="Standard">regressor.fit(X, y)</text:p>
      <text:p text:style-name="Standard"># Predicting a new result</text:p>
      <text:p text:style-name="Standard">print("New Value")</text:p>
      <text:p text:style-name="Standard">print(sc_y.inverse_transform(regressor.predict(sc_X.transform([[6.5]])).reshape(-1,1)))</text:p>
      <text:p text:style-name="Standard"># Visualising the SVR results</text:p>
      <text:p text:style-name="Standard">plt.scatter(sc_X.inverse_transform(X), sc_y.inverse_transform(y).reshape(-1,1), color = 'red')</text:p>
      <text:p text:style-name="Standard">plt.plot(sc_X.inverse_transform(X), sc_y.inverse_transform(regressor.predict(X).reshape(-1,1)), color = 'blue')</text:p>
      <text:p text:style-name="Standard">plt.title('Truth or Bluff (SVR)')</text:p>
      <text:p text:style-name="Standard">plt.xlabel('Position level')</text:p>
      <text:p text:style-name="Standard">plt.ylabel('Salary')</text:p>
      <text:p text:style-name="Standard">plt.show()</text:p>
      <text:p text:style-name="Standard"># Visualising the SVR results (for higher resolution and smoother curve)</text:p>
      <text:p text:style-name="Standard">X_grid = np.arange(min(sc_X.inverse_transform(X)), max(sc_X.inverse_transform(X)), 0.1)</text:p>
      <text:p text:style-name="Standard">X_grid = X_grid.reshape((len(X_grid), 1))</text:p>
      <text:p text:style-name="Standard">plt.scatter(sc_X.inverse_transform(X), sc_y.inverse_transform(y).reshape(-1,1), color = 'red')</text:p>
      <text:p text:style-name="Standard">plt.plot(X_grid, sc_y.inverse_transform(regressor.predict(sc_X.transform(X_grid)).reshape(-1,1)), color = 'blue')</text:p>
      <text:p text:style-name="Standard">plt.title('Truth or Bluff (SVR)')</text:p>
      <text:p text:style-name="Standard">plt.xlabel('Position level')</text:p>
      <text:p text:style-name="Standard">plt.ylabel('Salary')</text:p>
      <text:p text:style-name="Standard">plt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7T09:49:32.792886586</meta:creation-date>
    <dc:date>2023-03-27T09:49:52.734949274</dc:date>
    <meta:editing-duration>PT2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45" meta:word-count="154" meta:character-count="1594" meta:non-whitespace-character-count="1485"/>
  </office:meta>
</office:document-meta>
</file>